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67cm" style:rel-column-width="4800*"/>
    </style:style>
    <style:style style:name="Таблица1.B" style:family="table-column">
      <style:table-column-properties style:column-width="8.532cm" style:rel-column-width="483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able_20_Contents">
      <style:paragraph-properties fo:text-align="justify" style:justify-single-word="false"/>
      <style:text-properties style:font-size-asian="10.5pt"/>
    </style:style>
    <style:style style:name="P9" style:family="paragraph" style:parent-style-name="Table_20_Contents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Название_20_документа">Драйвер канала RS-485 (modbus rtu)</text:p>
      <text:h text:style-name="Heading_20_1" text:outline-level="1">Описание</text:h>
      <text:p text:style-name="Text_20_body">Описание места драйвера в программном комплексе ZigZag см. в документе «ZigZag: организация взаимодействия по RS-485».</text:p>
      <text:h text:style-name="Heading_20_1" text:outline-level="1">Требования</text:h>
      <text:p text:style-name="Text_20_body">Драйвер должен обеспечивать работу верхних уровней в режимах master, slave и sniffer.</text:p>
      <text:p text:style-name="Text_20_body">Драйвер должен обеспечивать возможность переключения между режимами на лету.</text:p>
      <text:p text:style-name="Text_20_body">Драйвер должен поддерживать разные скорости потока.</text:p>
      <text:h text:style-name="Heading_20_1" text:outline-level="1">Анализ</text:h>
      <text:h text:style-name="Heading_20_2" text:outline-level="2">Режимы работы верхнего уровня</text:h>
      <text:h text:style-name="Heading_20_3" text:outline-level="3">Master</text:h>
      <text:p text:style-name="Text_20_body">В данном режиме верхний уровень по очереди опрашивает ведомых, отправляя в шину пакеты-запросы, и ожидая определенное время ответа. Интерфейс должен позволять прерывать режим прослушивания в любой момент для инициации следующего опроса.</text:p>
      <text:p text:style-name="Text_20_body">Верхний уровень должен быть проинформирован о каждом принятом пакете, в том числе о «битых пакетах» для диагностирования неисправности или конфликтной ситуации на шине.</text:p>
      <text:h text:style-name="Heading_20_3" text:outline-level="3">Sniffer</text:h>
      <text:p text:style-name="Text_20_body">В данном режиме верхний уровень должен быть проинформирован о каждом пакете, передаваемом по шине.</text:p>
      <text:p text:style-name="Text_20_body">Так как, в соответствии со спецификацией Modbus RTU, пакеты могут следовать с интервалом 3,5 символа, драйвер должен обеспечить буферизацию принимаемых пакетов для сглаживания нагрузки.</text:p>
      <text:h text:style-name="Heading_20_3" text:outline-level="3">Slave</text:h>
      <text:p text:style-name="Text_20_body">Как и в предыдущих режимах, верхний уровень должен быть проинформирован о каждом пакете, передаваемом по шине для выделения пакета-запроса, адресованного данному узлу. Когда такой пакет найден, верхний уровень инициирует передачу ответного пакета. Причем передача ответа должна уложиться в окно ожидания ведущего.</text:p>
      <text:p text:style-name="Text_20_body"><draw:frame draw:style-name="fr1" draw:name="Врезка1" text:anchor-type="paragraph" svg:width="11.942cm" draw:z-index="0"><draw:text-box fo:min-height="5.807cm"><text:p text:style-name="Illustration"><draw:frame draw:style-name="fr2" draw:name="Графический объект1" text:anchor-type="paragraph" svg:x="0.004cm" svg:y="0.002cm" svg:width="16.999cm" style:rel-width="100%" svg:height="7.366cm" style:rel-height="scale" draw:z-index="1"><draw:image xlink:href="../Slave_2packets.png" xlink:type="simple" xlink:show="embed" xlink:actuate="onLoad" draw:filter-name="&lt;Все форматы&gt;"/></draw:frame>Иллюстрация <text:sequence text:ref-name="refIllustration0" text:name="Illustration" text:formula="ooow:Illustration+1" style:num-format="1">3.1</text:sequence>.: Возможная последовательность событий на узле в режиме SLAVE</text:p></draw:text-box></draw:frame><text:soft-page-break/>Так как в данном режиме длительная обработка требуется только ограниченному количеству пакетов — адресованных данному устройству, а остальные пакеты только свидетельствуют об активности на шине и отбрасываются, будет достаточно буфера на два пакета. Эта ситуация отображена на иллюстрации <text:sequence-ref text:reference-format="value" text:ref-name="refIllustration0">3.1</text:sequence-ref>: пакет адресованного данному устройству запроса может появиться на шине через 3,5 символа после конца предыдущего пакета. В этот момент только начинается обработка предыдущего пакета, и принимаемый запрос надо помещать в другую область памяти.</text:p>
      <text:h text:style-name="Heading_20_3" text:outline-level="3">Переключение Master-Slave</text:h>
      <text:h text:style-name="Heading_20_3" text:outline-level="3">Переключение Slave-Master</text:h>
      <text:h text:style-name="Heading_20_2" text:outline-level="2">Сценарии использования</text:h>
      <text:h text:style-name="Heading_20_3" text:outline-level="3">Отправка данных</text:h>
      <text:p text:style-name="Text_20_body">Драйвер может находиться в пассивном режиме или в режиме прослушивания</text:p>
      <text:list text:style-name="L1">
        <text:list-item>
          <text:p text:style-name="P2">Верхний уровень запрашивает передачу порции данных.</text:p>
        </text:list-item>
        <text:list-item>
          <text:p text:style-name="P2">Драйвер отправляет данные в канал, после чего оповещает верхний уровень.</text:p>
        </text:list-item>
        <text:list-item>
          <text:p text:style-name="P2">Драйвер переходит в режим прослушивания канала.</text:p>
        </text:list-item>
      </text:list>
      <text:h text:style-name="Heading_20_3" text:outline-level="3">Прием данных</text:h>
      <text:p text:style-name="Text_20_body">Драйвер находится в режиме прослушивания</text:p>
      <text:list text:style-name="L1">
        <text:list-item text:start-value="1">
          <text:p text:style-name="P2">Приходит пакет.</text:p>
        </text:list-item>
        <text:list-item>
          <text:p text:style-name="P2">Драйвер оповещает верхний уровень о приеме пакета.</text:p>
        </text:list-item>
        <text:list-item>
          <text:p text:style-name="P2">Драйвер переходит в режим прослушивания.</text:p>
        </text:list-item>
      </text:list>
      <text:h text:style-name="Heading_20_3" text:outline-level="3">Ошибки отправки</text:h>
      <text:p text:style-name="Text_20_body">Драйвер сообщает об ошибке, если запрос на отправку данных приходит во время приема или передачи пакета.</text:p>
      <text:p text:style-name="P1"/>
      <text:h text:style-name="Heading_20_1" text:outline-level="1"><text:soft-page-break/>Предлагаемые интерфейсы</text:h>
      <text:h text:style-name="Heading_20_2" text:outline-level="2">Микроконтроллер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Heading">Функция</text:p>
          </table:table-cell>
          <table:table-cell table:style-name="Таблица1.B1" office:value-type="string">
            <text:p text:style-name="Table_20_Heading">Описание</text:p>
          </table:table-cell>
        </table:table-row>
        <table:table-row>
          <table:table-cell table:style-name="Таблица1.A2" office:value-type="string">
            <text:p text:style-name="P9"><text:span text:style-name="T1">void</text:span> mb_rx_enable(<text:span text:style-name="T1">bool</text:span> enable)</text:p>
          </table:table-cell>
          <table:table-cell table:style-name="Таблица1.B2" office:value-type="string">
            <text:p text:style-name="P8">Включить или выключить прослушивание канала</text:p>
          </table:table-cell>
        </table:table-row>
        <table:table-row>
          <table:table-cell table:style-name="Таблица1.A2" office:value-type="string">
            <text:p text:style-name="P9"><text:span text:style-name="T1">uint8_t</text:span>* get_tx_buf()</text:p>
          </table:table-cell>
          <table:table-cell table:style-name="Таблица1.B2" office:value-type="string">
            <text:p text:style-name="P8">Получить указатель на буфер отправки</text:p>
          </table:table-cell>
        </table:table-row>
        <table:table-row>
          <table:table-cell table:style-name="Таблица1.A2" office:value-type="string">
            <text:p text:style-name="P9"><text:span text:style-name="T1">result_t</text:span> mb_tx(<text:span text:style-name="T1">size_t</text:span> length)</text:p>
          </table:table-cell>
          <table:table-cell table:style-name="Таблица1.B2" office:value-type="string">
            <text:p text:style-name="P8">Отправить первые length байт из буфера отправки</text:p>
          </table:table-cell>
        </table:table-row>
        <table:table-row>
          <table:table-cell table:style-name="Таблица1.A2" office:value-type="string">
            <text:p text:style-name="P9"><text:span text:style-name="T1">void</text:span> mb_rx_indication(<text:span text:style-name="T1">bool</text:span> correct)</text:p>
          </table:table-cell>
          <table:table-cell table:style-name="Таблица1.B2" office:value-type="string">
            <text:p text:style-name="P8">Индикация приема пакета. correct = TRUE, если пакет принялся корректно, FALSE в противном случае.</text:p>
          </table:table-cell>
        </table:table-row>
        <table:table-row>
          <table:table-cell table:style-name="Таблица1.A2" office:value-type="string">
            <text:p text:style-name="P9"><text:span text:style-name="T1">void</text:span> mb_get_next(<text:span text:style-name="T1">uint8_t</text:span>** pdata, <text:span text:style-name="T1">size_t</text:span>* length, <text:span text:style-name="T1">bool</text:span>* more)</text:p>
          </table:table-cell>
          <table:table-cell table:style-name="Таблица1.B2" office:value-type="string">
            <text:p text:style-name="P8">Получить указатель на принятый пакет и его размер. Параметр more = TRUE, если в буфере драйвера есть еще пакеты.</text:p>
          </table:table-cell>
        </table:table-row>
        <table:table-row>
          <table:table-cell table:style-name="Таблица1.A2" office:value-type="string">
            <text:p text:style-name="P9"><text:span text:style-name="T1">void</text:span> mb_clear_rx_buf()</text:p>
          </table:table-cell>
          <table:table-cell table:style-name="Таблица1.B2" office:value-type="string">
            <text:p text:style-name="P8">Очистит буфер входящих пакетов.</text:p>
          </table:table-cell>
        </table:table-row>
      </table:table>
      <text:p text:style-name="Text_20_body"/>
      <text:h text:style-name="Heading_20_2" text:outline-level="2">ПК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Verdan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fo:text-align="justify" style:justify-single-word="false" fo:text-indent="1cm" style:auto-text-indent="false" style:page-number="auto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Verdan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15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Название_20_документа" style:display-name="Название документа" style:family="paragraph" style:parent-style-name="Title" style:next-style-name="Text_20_body" style:class="text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20pt" fo:font-weight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Тимофей Истомин</meta:initial-creator>
    <meta:creation-date>2008-02-08T16:33:01</meta:creation-date>
    <dc:creator>Тимофей Истомин</dc:creator>
    <dc:date>2008-02-11T15:11:28</dc:date>
    <meta:editing-cycles>14</meta:editing-cycles>
    <meta:editing-duration>PT6H35M25S</meta:editing-duration>
    <meta:template xlink:type="simple" xlink:actuate="onRequest" xlink:href="../../../../../.openoffice.org2/user/template/%D0%A8%D0%B0%D0%B1%D0%BB%D0%BE%D0%BD%20%D1%81%20%D0%BD%D1%83%D0%BC%D0%B5%D1%80%D0%B0%D1%86%D0%B8%D0%B5%D0%B9.ott" xlink:title="Шаблон с нумерацией" meta:date="2008-02-08T16:33:00"/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51" meta:word-count="453" meta:character-count="3266"/>
  </office:meta>
</office:document-meta>
</file>